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6000000F0C148B875.png"/>
  <manifest:file-entry manifest:media-type="image/png" manifest:full-path="Pictures/10000201000002C30000027D9A519308.png"/>
  <manifest:file-entry manifest:media-type="image/png" manifest:full-path="Pictures/10000201000001B40000017299B3E854.png"/>
  <manifest:file-entry manifest:media-type="image/png" manifest:full-path="Pictures/10000201000004660000032561BB2F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20.016cm" svg:x="-0.005cm" svg:y="0.72cm">
          <draw:image xlink:href="Pictures/10000201000004660000032561BB2F03.png" xlink:type="simple" xlink:show="embed" xlink:actuate="onLoad">
            <text:p/>
          </draw:image>
        </draw:frame>
        <draw:frame draw:style-name="gr1" draw:text-style-name="P1" draw:layer="layout" svg:width="11.938cm" svg:height="8.176cm" svg:x="15.04cm" svg:y="7.89cm">
          <draw:image xlink:href="Pictures/10000201000002C30000027D9A519308.png" xlink:type="simple" xlink:show="embed" xlink:actuate="onLoad">
            <text:p/>
          </draw:image>
        </draw:frame>
        <draw:frame draw:style-name="gr1" draw:text-style-name="P1" draw:layer="layout" svg:width="2.141cm" svg:height="1.816cm" svg:x="24.638cm" svg:y="8.128cm">
          <draw:image xlink:href="Pictures/10000201000001B40000017299B3E854.png" xlink:type="simple" xlink:show="embed" xlink:actuate="onLoad">
            <text:p/>
          </draw:image>
        </draw:frame>
        <draw:frame draw:style-name="gr1" draw:text-style-name="P1" draw:layer="layout" svg:width="2.543cm" svg:height="1.968cm" svg:x="15.168cm" svg:y="13.938cm">
          <draw:image xlink:href="Pictures/1000020100000136000000F0C148B8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2T00:46:41.71</meta:creation-date>
    <meta:editing-duration>PT16H38M16S</meta:editing-duration>
    <meta:editing-cycles>2</meta:editing-cycles>
    <dc:date>2019-03-22T17:55:24.60</dc:date>
    <meta:document-statistic meta:object-count="27"/>
    <meta:generator>OpenOffice/4.1.5$Win32 OpenOffice.org_project/415m1$Build-9789</meta:generator>
  </office:meta>
</office:document-meta>
</file>